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master-page-name="Standard">
      <style:paragraph-properties fo:margin-left="0.5in" fo:margin-right="0in" fo:margin-top="0in" fo:margin-bottom="0in" loext:contextual-spacing="false" fo:line-height="115%" fo:text-align="center" style:justify-single-word="false" fo:keep-together="auto" fo:orphans="0" fo:widows="0" fo:text-indent="-0.25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4839in" style:auto-text-indent="false" fo:break-before="auto" fo:break-after="auto" fo:background-color="#ffffff" fo:padding="0in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4862in" style:auto-text-indent="false" fo:break-before="auto" fo:break-after="auto" fo:background-color="#ffffff" fo:padding="0in" fo:border="none" fo:keep-with-next="auto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.1665in" fo:margin-bottom="0.1665in" loext:contextual-spacing="false" fo:line-height="115%" fo:text-align="justify" style:justify-single-word="false" fo:keep-together="auto" fo:orphans="0" fo:widows="0" fo:text-indent="0.4862in" style:auto-text-indent="false" fo:break-before="auto" fo:break-after="auto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.1665in" fo:margin-bottom="0in" loext:contextual-spacing="false" fo:line-height="115%" fo:text-align="justify" style:justify-single-word="false" fo:keep-together="auto" fo:orphans="2" fo:widows="2" fo:text-indent="0.4917in" style:auto-text-indent="false" fo:break-before="auto" fo:break-after="auto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in" fo:margin-right="0in" fo:text-indent="0.25in" style:auto-text-indent="false" fo:break-before="auto" fo:break-after="auto"/>
    </style:style>
    <style:style style:name="P12" style:family="paragraph" style:parent-style-name="Heading_20_1">
      <style:paragraph-properties fo:margin-left="0in" fo:margin-right="0in" fo:margin-top="0in" fo:margin-bottom="0.0835in" loext:contextual-spacing="false" fo:line-height="100%" fo:orphans="0" fo:widows="0" fo:text-indent="0in" style:auto-text-indent="false" fo:break-before="auto" fo:break-after="auto" fo:keep-with-next="auto">
        <style:tab-stops>
          <style:tab-stop style:position="6.1035in" style:type="right"/>
        </style:tab-stops>
      </style:paragraph-properties>
    </style:style>
    <style:style style:name="P13" style:family="paragraph" style:parent-style-name="Heading_20_1">
      <style:paragraph-properties fo:margin-left="0in" fo:margin-right="0in" fo:margin-top="0in" fo:margin-bottom="0.0835in" loext:contextual-spacing="false" fo:line-height="100%" fo:orphans="0" fo:widows="0" fo:text-indent="0in" style:auto-text-indent="false" fo:break-before="auto" fo:break-after="auto" fo:keep-with-next="auto">
        <style:tab-stops>
          <style:tab-stop style:position="6.1035in" style:type="right"/>
        </style:tab-stops>
      </style:paragraph-properties>
      <style:text-properties fo:font-weight="normal" style:font-weight-asian="normal"/>
    </style:style>
    <style:style style:name="P14" style:family="paragraph" style:parent-style-name="Heading_20_1">
      <style:paragraph-properties fo:margin-left="0in" fo:margin-right="0in" fo:margin-top="0.1665in" fo:margin-bottom="0.0835in" loext:contextual-spacing="false" fo:line-height="100%" fo:text-indent="0in" style:auto-text-indent="false" fo:break-before="auto" fo:break-after="auto">
        <style:tab-stops>
          <style:tab-stop style:position="6.1035in" style:type="right"/>
        </style:tab-stops>
      </style:paragraph-properties>
    </style:style>
    <style:style style:name="P15" style:family="paragraph" style:parent-style-name="Title">
      <style:paragraph-properties fo:line-height="115%" fo:orphans="0" fo:widows="0" fo:break-before="auto" fo:break-after="auto" fo:keep-with-next="auto"/>
    </style:style>
    <style:style style:name="P16" style:family="paragraph" style:parent-style-name="Title" style:master-page-name="Converted1">
      <style:paragraph-properties fo:line-height="115%" fo:orphans="0" fo:widows="0" style:page-number="auto" fo:break-before="auto" fo:break-after="auto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fo:font-weight="normal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4"><text:span text:style-name="T1">INICIAÇÃO CIENTÍFICA</text:span></text:p>
      <text:p text:style-name="P4"><text:span text:style-name="T1">PIBIC-USP</text:span></text:p>
      <text:p text:style-name="P1"/>
      <text:p text:style-name="P1"/>
      <text:p text:style-name="P1"/>
      <text:p text:style-name="P1"/>
      <text:p text:style-name="P4"><text:span text:style-name="T5">INTELIGÊNCIA ARTIFICIAL, </text:span><text:span text:style-name="T6">MACHINE LEARNING</text:span><text:span text:style-name="T5"> E </text:span><text:span text:style-name="T6">DEEP LEARNING</text:span><text:span text:style-name="T5"> EM EXPLORAÇÃO MINERAL E GEOLOGIA ECONÔMICA: USOS E APLICAÇÕES</text:span></text:p>
      <text:p text:style-name="P1"/>
      <text:p text:style-name="P1"/>
      <text:p text:style-name="P1"/>
      <text:p text:style-name="P1"/>
      <text:p text:style-name="P4"><text:span text:style-name="T2">Gabrel Góes Rocha de Lima</text:span></text:p>
      <text:p text:style-name="P6"/>
      <text:p text:style-name="P1"/>
      <text:p text:style-name="P4"><text:span text:style-name="T1">Orientador: Prof. Dr. Caetano Juliani</text:span></text:p>
      <text:p text:style-name="P1"/>
      <text:p text:style-name="P1"/>
      <text:p text:style-name="P1"/>
      <text:p text:style-name="P4"><text:span text:style-name="T2">RELATÓRIO PARCIAL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Março de 2021</text:span></text:p>
      <text:p text:style-name="P15"><text:bookmark text:name="_heading=h.1fob9te"/>RESUMO</text:p>
      <text:p text:style-name="P7"><text:span text:style-name="T1">Com o aumento da capacidade de computação das máquinas, redução de custos de </text:span><text:span text:style-name="T4">hardwares</text:span><text:span text:style-name="T1"> e o contínuo desenvolvimento de algoritmos na área da inteligência artificial (IA), as técnicas de aprendizagem de máquina estão sendo cada vez mais aplicadas e nos mais diversos ramos das ciências e da indústria. Nas ciências da terra, as técnicas de IA tem uma enorme gama de aplicações nas mais diversas áreas e, atualmente ocorre um grande desenvolvimento aplicado à busca de novos depósitos minerais, área esta conhecida como prospecção ou exploração mineral. A IA opera por meio de algoritmos, que são passos computacionais a serem seguidos pela máquina, capazes de reconhecer padrões e classificar dados de forma semi-automática ou automática. Os principais algoritmos de aprendizagem de máquina aplicados nas geociências, com foco na exploração mineral, são o </text:span><text:span text:style-name="T4">Support Vector Machine</text:span><text:span text:style-name="T1">, </text:span><text:span text:style-name="T4">Random Forests</text:span><text:span text:style-name="T1">, </text:span><text:span text:style-name="T4">Artificial Neural Networks</text:span><text:span text:style-name="T1">, </text:span><text:span text:style-name="T4">Naive Bayes</text:span><text:span text:style-name="T1"> e </text:span><text:span text:style-name="T4">k-Nearest Neighbors</text:span><text:span text:style-name="T1">, entre outros. Estas técnicas são capazes de classificar quantidades enormes de dados geoespaciais em diferentes escalas, desde imageamento de lâminas petrográficas até imagens orbitais, passando por perfilagem (</text:span><text:span text:style-name="T4">logging</text:span><text:span text:style-name="T1">) e levantamentos aeroportados (Aeronaves ou VANTs). </text:span></text:p>
      <text:p text:style-name="P8"><text:span text:style-name="T1">Esta iniciação científica visa a revisão da literatura sobre o tema de </text:span><text:span text:style-name="T4">machine learning</text:span><text:span text:style-name="T1"> aplicada à mineração, buscando o entendimento de suas técnicas, funcionalidades e aplicabilidades aos empreendimentos brasileiros de pesquisa e exploração mineral, construindo um arcabouço teórico do estado da arte, seguida da produção de um material metodológico didático no formato </text:span><text:span text:style-name="T4">Jupyter Notebook</text:span><text:span text:style-name="T1"> como um guia dos métodos aplicados e disponibilizado na plataforma Github</text:span><text:span text:style-name="T3">*</text:span><text:span text:style-name="T1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6"><text:bookmark text:name="_heading=h.2et92p0"/><text:span text:style-name="T7">SUMÁRIO</text:span></text:p>
      <text:h text:style-name="P12" text:outline-level="1"><text:bookmark text:name="_heading=h.tyjcwt"/><text:span text:style-name="T8">1 INTRODUÇÃO <text:tab/> 01</text:span></text:h>
      <text:h text:style-name="P12" text:outline-level="1"><text:span text:style-name="T8">2 OBJETIVO <text:tab/> 01</text:span></text:h>
      <text:h text:style-name="P12" text:outline-level="1"><text:span text:style-name="T8">3 CONTEXTUALIZAÇÃO DO PROBLEMA CIENTÍFICO <text:tab/> 02</text:span></text:h>
      <text:h text:style-name="P12" text:outline-level="1"><text:span text:style-name="T8">4 JUSTIFICATIVAS PARA A PESQUISA <text:tab/> 03</text:span></text:h>
      <text:h text:style-name="P14" text:outline-level="1"><text:span text:style-name="T8">5 RESULTADOS PARCIAIS <text:tab/> 04</text:span></text:h>
      <text:h text:style-name="P12" text:outline-level="1"><text:span text:style-name="T8">5.1 Pesquisa Bibliográfica <text:tab/> 04</text:span></text:h>
      <text:h text:style-name="P12" text:outline-level="1"><text:span text:style-name="T8">5.2 Bases de Dados Aerogeofísicos e Geológicos <text:tab/> 04</text:span></text:h>
      <text:h text:style-name="P12" text:outline-level="1"><text:span text:style-name="T8">5.3 Avaliação das Informações Geológicas e Aerogeofísicas <text:tab/> 07</text:span></text:h>
      <text:h text:style-name="P12" text:outline-level="1"><text:span text:style-name="T8">5.4 Estudo dos Métodos de Tratamento dos Dados e Algoritmos de Classifcação Automática <text:tab/> 11</text:span></text:h>
      <text:h text:style-name="P12" text:outline-level="1"><text:span text:style-name="T8">5.5 Aplicação do Método de </text:span><text:span text:style-name="T9">Splines</text:span><text:span text:style-name="T8"> <text:tab/> 12</text:span></text:h>
      <text:h text:style-name="P12" text:outline-level="1"><text:span text:style-name="T8">5.6 Outputs da Etapa de Pré-Processamento <text:tab/> 16</text:span></text:h>
      <text:h text:style-name="P12" text:outline-level="1"><text:span text:style-name="T8">5.7 Método </text:span><text:span text:style-name="T9">Random Forests</text:span><text:span text:style-name="T8"> <text:tab/> 18</text:span></text:h>
      <text:h text:style-name="P12" text:outline-level="1"><text:span text:style-name="T8">5.8 Método </text:span><text:span text:style-name="T9">Support Vector Machines</text:span><text:span text:style-name="T8"> <text:tab/> 25</text:span></text:h>
      <text:h text:style-name="P12" text:outline-level="1"><text:span text:style-name="T8">6 ELABORAÇÃO DE RELATÓRIOS E DE MATERIAIS DIDÁTICOS <text:tab/> 26</text:span></text:h>
      <text:h text:style-name="P12" text:outline-level="1"><text:span text:style-name="T8">7 CONSIDERAÇÕES FINAIS E CONCLUSÕES PRELIMINARES <text:tab/> 27</text:span></text:h>
      <text:h text:style-name="P12" text:outline-level="1"><text:span text:style-name="T8">REFERÊNCIAS BIBLIOGRÁFICAS <text:tab/> 29</text:span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5in" fo:margin-right="0in" fo:line-height="150%" fo:text-align="start" style:justify-single-word="false" fo:orphans="0" fo:widows="0" fo:hyphenation-ladder-count="no-limit" fo:text-indent="-0.25in" style:auto-text-indent="false" style:writing-mode="lr-tb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loext:graphic-properties draw:fill="solid" draw:fill-color="#ffffff"/>
      <style:paragraph-properties fo:margin-top="0.1665in" fo:margin-bottom="0.1665in" loext:contextual-spacing="false" fo:text-align="justify" style:justify-single-word="false" fo:keep-together="always" fo:orphans="2" fo:widows="2" fo:background-color="#ffffff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LO-normal" style:next-style-name="LO-normal" style:default-outline-level="" style:class="chapter">
      <loext:graphic-properties draw:fill="solid" draw:fill-color="#ffffff"/>
      <style:paragraph-properties fo:margin-left="0in" fo:margin-right="0in" fo:margin-top="0.1665in" fo:margin-bottom="0.1665in" loext:contextual-spacing="false" fo:line-height="100%" fo:text-align="center" style:justify-single-word="false" fo:keep-together="always" fo:orphans="2" fo:widows="2" fo:text-indent="0in" style:auto-text-indent="false" fo:background-color="#ffffff" fo:keep-with-next="always"/>
      <style:text-properties fo:font-weight="bold" style:font-weight-asian="bold"/>
    </style:style>
    <style:style style:name="LO-normal" style:family="paragraph" style:default-outline-level="">
      <style:paragraph-properties fo:margin-left="0.5in" fo:margin-right="0in" fo:line-height="150%" fo:text-align="start" style:justify-single-word="false" fo:orphans="0" fo:widows="0" fo:hyphenation-ladder-count="no-limit" fo:text-indent="-0.25in" style:auto-text-indent="false" style:writing-mode="lr-tb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2pt" fo:background-color="#ffffff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background-color="#ffffff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zh" style:country-asian="CN" style:font-name-complex="Mangal" style:font-family-complex="Mangal" style:font-family-generic-complex="system" style:font-pitch-complex="variable" style:font-size-complex="11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.1665in" fo:margin-bottom="0in" loext:contextual-spacing="false" fo:line-height="115%" fo:text-align="justify" style:justify-single-word="false" fo:keep-together="auto" fo:orphans="2" fo:widows="2" fo:text-indent="0.4917in" style:auto-text-indent="false" fo:break-before="auto" fo:break-after="auto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7874in" fo:margin-left="0.9846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19:09:00</meta:creation-date>
    <meta:initial-creator>Caetano</meta:initial-creator>
    <meta:document-statistic meta:table-count="0" meta:image-count="0" meta:object-count="0" meta:page-count="4" meta:paragraph-count="27" meta:word-count="380" meta:character-count="2616" meta:non-whitespace-character-count="2230"/>
    <meta:generator>LibreOfficeDev/6.0.5.2$Linux_X86_64 LibreOffice_project/</meta:generator>
  </office:meta>
</office:document-meta>
</file>